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ierNew" fo:font-size="12pt" fo:language="ru" fo:country="RU" fo:font-weight="bold" style:font-size-asian="12pt" style:font-weight-asian="bold" style:font-size-complex="12pt" style:font-weight-complex="bold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5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6" style:family="paragraph" style:parent-style-name="Heading_20_2">
      <style:text-properties fo:font-size="14pt" fo:language="ru" fo:country="RU" style:font-size-asian="14pt" style:font-size-complex="14pt"/>
    </style:style>
    <style:style style:name="P17" style:family="paragraph" style:parent-style-name="Heading_20_2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8" style:family="paragraph" style:parent-style-name="Heading_20_2">
      <style:paragraph-properties fo:text-align="justify" style:justify-single-word="false" fo:break-before="page"/>
      <style:text-properties fo:font-size="14pt" fo:language="ru" fo:country="RU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color="#000000" fo:language="ru" fo:country="RU"/>
    </style:style>
    <style:style style:name="T6" style:family="text">
      <style:text-properties fo:color="#000000" style:font-name="CurrierNew" fo:language="ru" fo:country="RU" fo:font-weight="bold" style:font-weight-asian="bold" style:font-weight-complex="bold"/>
    </style:style>
    <style:style style:name="T7" style:family="text">
      <style:text-properties fo:font-size="12pt" fo:language="ru" fo:country="RU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Серверы приложений и web-контейнеры</text:h>
      <text:p text:style-name="P7">(Самые базовые сведения)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Серверы приложений и web-контейнеры<text:tab/>1</text:p>
          <text:p text:style-name="P2">Web-контейнеры<text:tab/>1</text:p>
          <text:p text:style-name="P2">Серверы приложений<text:tab/>3</text:p>
        </text:index-body>
      </text:table-of-content>
      <text:p text:style-name="P7"/>
      <text:h text:style-name="P16" text:outline-level="2">Web-контейнеры</text:h>
      <text:p text:style-name="P9">Web-контейнер нужен для исполнения веб-приложений. По сути дела он представляет собой веб-сервер с набором инструментов для развёртывания (deployment) приложений пользователя и управления их жизненным циклом.</text:p>
      <text:p text:style-name="P6"><text:span text:style-name="T1">Веб-приложение в JavaEE представляет собой специальную сборку (</text:span><text:span text:style-name="T2">myApp.war</text:span><text:span text:style-name="T1">, WAR=Web Archive), которая удовлетворяет определённым правилам. </text:span></text:p>
      <text:p text:style-name="P9">По сути дела, веб-приложение – это архив, содержащий классы, требуемые библиотеки (JAR) и файл-дескриптор, описывающий структуру этого приложения. Подробнее об этом будет далее, так что в данный момент не будем останавливаться на формате WAR-файла.</text:p>
      <text:p text:style-name="P9">Контейнер может обслуживать несколько развернутых приложений, которые изолированы друг от друга разными класс-лоадерами, так что они могу содержать одни и те же классы. Более того, в контейнере можно развернуть несколько раз одно и то же приложение.</text:p>
      <text:p text:style-name="P9">Как известно, веб-сервер нужен для обработки HTTP-запросов. Таким образом, основная задача web-контейнера состоит в том, чтобы:</text:p>
      <text:list xml:id="list1592401513" text:style-name="L1">
        <text:list-item>
          <text:p text:style-name="P13">Принять HTTP-запрос от клиента</text:p>
        </text:list-item>
        <text:list-item>
          <text:p text:style-name="P13">Определить развернутое приложение, которое его должно обработать</text:p>
        </text:list-item>
        <text:list-item>
          <text:p text:style-name="P13">Найти зарегистрированный данным приложением обработчик запроса (терминология будет вводиться позже).</text:p>
        </text:list-item>
        <text:list-item>
          <text:p text:style-name="P13">Передать параметры HTTP-запроса найденному обработчику если обработчик найден, либо отправить запрос в лес, если подходящего обработчика нет.</text:p>
        </text:list-item>
        <text:list-item>
          <text:p text:style-name="P13">Дождаться пока обработчик сумеет обработать запрос и вернёт ответ.</text:p>
        </text:list-item>
        <text:list-item>
          <text:p text:style-name="P13">Передать ответ обработчика клиенту.</text:p>
        </text:list-item>
      </text:list>
      <text:p text:style-name="P9">На данном этапе важно только то, каким образом сервер находит соответствующее приложение и обработчик.</text:p>
      <text:p text:style-name="P11"/>
      <text:p text:style-name="P11">Определение приложения.</text:p>
      <text:p text:style-name="P6"><text:span text:style-name="T1">Для того, чтобы определить, какое приложение обрабатывает какие запросы, используется такое понятие как биндинг (</text:span><text:span text:style-name="T4">binding</text:span><text:span text:style-name="T1">) или контекст. Понять это проще всего </text:span><text:soft-page-break/><text:span text:style-name="T1">так:</text:span></text:p>
      <text:p text:style-name="P9">Предположим, сервер принимает HTTP-запрос такого рода:</text:p>
      <text:p text:style-name="P12">GET /app1/module2/something3/showProduct?id=10 HTTP/1.1</text:p>
      <text:p text:style-name="P12">….</text:p>
      <text:p text:style-name="P3"><text:span text:style-name="T7">Это возможно, например, если пользователь нажмет на ссылку или сам в адресной строке браузера напишет </text:span><text:a xlink:type="simple" xlink:href="http://server.com/app1/module2/something3/showProduct?id=10">http://server.com/app1/module2/something3/showProduct?id=10</text:a></text:p>
      <text:p text:style-name="P6"><text:span text:style-name="T1">Что делает север? Он ищет приложения, с биндингом, соответствующим пришедшему URL. В нашем </text:span><text:span text:style-name="T5">примере это </text:span><text:span text:style-name="T6">/app1/module2/something3/showProduct</text:span></text:p>
      <text:p text:style-name="P9">По сути дела, сервер последовательно проверяет, не связано (страшное слово забиндено я не любю) ли какое-либо <text:s/>развернутое приложение со следующими шаблонами URL:</text:p>
      <text:p text:style-name="P11">/*</text:p>
      <text:p text:style-name="P11">/app1/*</text:p>
      <text:p text:style-name="P11">/app1/module2/*</text:p>
      <text:p text:style-name="P6"><text:span text:style-name="T1">и так далее. Если он обнаруживает, что </text:span><text:span text:style-name="T2">/*</text:span><text:span text:style-name="T1"> не обрабатывает никто, то он идёт дальше. </text:span></text:p>
      <text:p text:style-name="P6"><text:span text:style-name="T1">Предположим, что в контейнере развернуто приложение </text:span><text:span text:style-name="T2">app1.war</text:span><text:span text:style-name="T1">. По-умолчанию, имя файла соответствует биндингу этого приложения. Т.о. </text:span><text:span text:style-name="T2">app1.war</text:span><text:span text:style-name="T1"> обрабатывает запросы вида </text:span><text:span text:style-name="T2">/app1/*</text:span></text:p>
      <text:p text:style-name="P6"><text:span text:style-name="T1">Этот самый биндинг </text:span><text:span text:style-name="T2">/app1/* </text:span><text:span text:style-name="T1">называется корневым контекстом (context root) приложения app1</text:span><text:span text:style-name="T2">. </text:span></text:p>
      <text:p text:style-name="P9">Для того, чтобы корневым контекстом приложения сделать /* нужно немного продвинуться от умолчаний, но это будет потом.</text:p>
      <text:p text:style-name="P11"/>
      <text:p text:style-name="P11">Поиск обработчика</text:p>
      <text:p text:style-name="P9">Благодаря дескриптору, который содержится в war-файле, контейнер может получить список обработчиков и их биндинги относительно корневого контекста.</text:p>
      <text:p text:style-name="P9">Например, приложение app1 может зарегистрировать обработчики для следующих шаблонов URL:</text:p>
      <text:p text:style-name="P11">/module1/*</text:p>
      <text:p text:style-name="P11">/module2/something3/*</text:p>
      <text:p text:style-name="P11">/module2/something4</text:p>
      <text:p text:style-name="P11">…</text:p>
      <text:p text:style-name="P9">Контейнер перебирает обработчики в том же порядке и вызывает первый, чей шаблон соответствует URL запроса.</text:p>
      <text:p text:style-name="P9">На данном этапе этих сведений достаточно.</text:p>
      <text:p text:style-name="P6"><text:span text:style-name="T3">Самым популярным web-контейнером является </text:span><text:a xlink:type="simple" xlink:href="http://tomcat.apache.org/"><text:span text:style-name="T2">Apache Tomcat</text:span></text:a><text:span text:style-name="T3">.</text:span></text:p>
      <text:h text:style-name="P17" text:outline-level="2"/>
      <text:h text:style-name="P18" text:outline-level="2">Серверы приложений</text:h>
      <text:p text:style-name="P8">Сервер приложений – это более широкое понятие, чем web-контейнер. Как правило любой сервер приложений содержит в своём составе web-контейнер. </text:p>
      <text:p text:style-name="P8">Зачем нужен сервер приложений? Проще всего понять на примере. </text:p>
      <text:p text:style-name="P8">Допустим, web-контейнер принял запрос регистрации нового пользователя в системе. Он сам о том, что это за запрос не знает, но нашел нужное приложение и обработчик, который отвечает за регистрацию. Этому обработчику нужно сделать примерно следующее:</text:p>
      <text:list xml:id="list534987288" text:style-name="L2">
        <text:list-item>
          <text:p text:style-name="P14">Проверить, может быть учетная запись пользователя уже существует в базе данных. Если так, то выдать ошибку.</text:p>
        </text:list-item>
        <text:list-item>
          <text:p text:style-name="P14">Если записи нет, то создать новую запись</text:p>
        </text:list-item>
        <text:list-item>
          <text:p text:style-name="P14">Выслать на указанный в регистрационной форме почтовый адрес письмо с предложением активировать учётную запись</text:p>
        </text:list-item>
        <text:list-item>
          <text:p text:style-name="P14">Вернуть пользователю страницу, на которой будет большой смайлик и просьба проверить свою почту.</text:p>
        </text:list-item>
      </text:list>
      <text:p text:style-name="P8">Уже из этого простого сценария понятно, что в обработке запроса поучаствовали база данных и почтовый сервер. </text:p>
      <text:p text:style-name="P8">Сервер приложений позволяет настроить пулы соединений с СУБД, параметры почтовых серверов и другие ресурсы, которые станут доступны приложениям внутри контейнера с помощью специальных имён. </text:p>
      <text:p text:style-name="P8">Другими словами, сервер приложений является посредником между приложением и внешними ресурсами, особенности доступа к которым известны только серверу приложений, и который позволяет общаться с этими ресурсами достаточно единообразно.</text:p>
      <text:p text:style-name="P8">У сервера приложений есть и другие обязанности, но мы раскроем всё это позже. А пока некоторые примеры, чтобы всё это не повисло в воздухе.</text:p>
      <text:p text:style-name="P10">О развертывании приложений</text:p>
      <text:p text:style-name="P4"><text:span text:style-name="T1">Предположим, для нашего приложения </text:span><text:span text:style-name="T2">app1</text:span><text:span text:style-name="T1"> потребуется всего два ресурса: доступ к СУБД и серверу электронной почты. Разработчики договариваются между собой о том, что будут требовать у сервера приложений наличия пула соединений с именем, ну скажем, </text:span><text:span text:style-name="T2">APP1_DB</text:span><text:span text:style-name="T3">, а соединения с почтовым сервером будут требовать по имени </text:span><text:span text:style-name="T2">java:/Mail</text:span><text:span text:style-name="T3">. </text:span></text:p>
      <text:p text:style-name="P9">Формат этих имён на данном этапе значения не имеет, тем более, что он до сих пор не до конца стандартизован. Но что происходит дальше?</text:p>
      <text:p text:style-name="P5"><text:span text:style-name="T3">Схематично, если при обработке запроса потребуется доступ к СУБД, то обработчик запросит у сервера приложений ресурс с именем </text:span><text:span text:style-name="T2">APP1_DB</text:span><text:span text:style-name="T3">, и получив его сможет получить для себя новое соединение с СУБД. Приложение не знает ни на каком сервере на самом деле находится СУБД, ни какой пароль доступа, и возможно даже не очень знает какая именно это СУБД (Oracle, MySQL,..?). </text:span></text:p>
      <text:p text:style-name="P5"><text:span text:style-name="T3">Все эти настройки, о которых не знает приложение, остаются на стороне сервера приложений, который сам устанавливает соединения и раздаёт их развернутым внутри </text:span><text:soft-page-break/><text:span text:style-name="T3">него приложениям.</text:span></text:p>
      <text:p text:style-name="P5"><text:span text:style-name="T3">Разработчики выпускают свою систему и пишут мануал как его разворачивать. Например, они пишут, что они поддерживают СУБД Oracle, что нужно создать схему данных вот таким-то скриптом, а потом определить в сервере приложений пул соединений с именем </text:span><text:span text:style-name="T2">APP1_DB</text:span><text:span text:style-name="T3">. </text:span></text:p>
      <text:p text:style-name="P9">То же самое с почтовым сервером.</text:p>
      <text:p text:style-name="P5"><text:span text:style-name="T3">Админ всё это настраивает в сервере приложений, кидает файлы сборки приложения </text:span><text:span text:style-name="T2">app1</text:span><text:span text:style-name="T3"> внутрь сервера и приложение запускается.</text:span></text:p>
      <text:p text:style-name="P9">Серверов приложений существует значительное количество. Они очень сильно отличаются друг от друга способами конфигурирования, пользовательским интерфейсом, набором фич и ресурсов, которые предоставляются приложениям, и ценой (от нуля до +бесконечности). Вот некоторые популярные серверы: Glassfish, JBoss, WebLogic, WebSp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3T09:32:20</meta:creation-date>
    <dc:date>2010-03-13T17:21:17</dc:date>
    <meta:editing-duration>PT02H30M10S</meta:editing-duration>
    <meta:editing-cycles>104</meta:editing-cycles>
    <meta:generator>OpenOffice.org/3.0$Linux OpenOffice.org_project/300m9$Build-9358</meta:generator>
    <meta:document-statistic meta:table-count="0" meta:image-count="0" meta:object-count="0" meta:page-count="4" meta:paragraph-count="65" meta:word-count="893" meta:character-count="6692"/>
    <meta:user-defined meta:name="Поле 1"/>
    <meta:user-defined meta:name="Поле 2"/>
    <meta:user-defined meta:name="Поле 3"/>
    <meta:user-defined meta:name="Поле 4"/>
  </office:meta>
</office:document-meta>
</file>